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85.15pt"/>
    </style:style>
    <style:style style:name="co9" style:family="table-column">
      <style:table-column-properties fo:break-before="auto" style:column-width="131.44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1.26pt"/>
    </style:style>
    <style:style style:name="co16" style:family="table-column">
      <style:table-column-properties fo:break-before="auto" style:column-width="54.26pt"/>
    </style:style>
    <style:style style:name="co17" style:family="table-column">
      <style:table-column-properties fo:break-before="auto" style:column-width="70.44pt"/>
    </style:style>
    <style:style style:name="co18" style:family="table-column">
      <style:table-column-properties fo:break-before="auto" style:column-width="68.14pt"/>
    </style:style>
    <style:style style:name="co19" style:family="table-column">
      <style:table-column-properties fo:break-before="auto" style:column-width="80.5pt"/>
    </style:style>
    <style:style style:name="co20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favorability_che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_st_kein_kind_freib_tu</text:p>
          </table:table-cell>
          <table:table-cell office:value-type="string" calcext:value-type="string">
            <text:p>_st_abgelt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ind_freib_tu</text:p>
          </table:table-cell>
          <table:table-cell office:value-type="string" calcext:value-type="string">
            <text:p>abgelt_st_tu</text:p>
          </table:table-cell>
          <table:table-cell office:value-type="string" calcext:value-type="string">
            <text:p>_kindergeld_m_basis</text:p>
          </table:table-cell>
          <table:table-cell office:value-type="string" calcext:value-type="string">
            <text:p>_kindergeld_m_tu_basis</text:p>
          </table:table-cell>
          <table:table-cell office:value-type="string" calcext:value-type="string">
            <text:p>jahr</text:p>
          </table:table-cell>
          <table:table-cell/>
          <table:table-cell office:value-type="string" calcext:value-type="string">
            <text:p>eink_st_tu</text:p>
          </table:table-cell>
          <table:table-cell office:value-type="string" calcext:value-type="string">
            <text:p>kindergeld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kindergeld_m_tu</text:p>
          </table:table-cell>
          <table:table-cell/>
          <table:table-cell office:value-type="string" calcext:value-type="string">
            <text:p>nettax_nokfb_tu</text:p>
          </table:table-cell>
          <table:table-cell office:value-type="string" calcext:value-type="string">
            <text:p>nettax_kfb_tu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583.3333333 * 12" office:value-type="float" office:value="6999.9999996" calcext:value-type="float">
            <text:p>6999.9999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formula="of:= 12 *583.3333333" office:value-type="float" office:value="6999.9999996" calcext:value-type="float">
            <text:p>6999.99999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72" calcext:value-type="float">
            <text:p>7672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 12* 416.6666667" office:value-type="float" office:value="5000.0000004" calcext:value-type="float">
            <text:p>5000.00000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 12 *1666.6666667" office:value-type="float" office:value="20000.0000004" calcext:value-type="float">
            <text:p>20000.000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table:formula="of:= 12 *1666.6666667" office:value-type="float" office:value="20000.0000004" calcext:value-type="float">
            <text:p>20000.0000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15344" calcext:value-type="float">
            <text:p>15344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388" calcext:value-type="float">
            <text:p>3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2000" calcext:value-type="float">
            <text:p>1200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formula="of:= 12 *1612" office:value-type="float" office:value="19344" calcext:value-type="float">
            <text:p>193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672" calcext:value-type="float">
            <text:p>967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19" calcext:value-type="float">
            <text:p>20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1:16:17.903511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2T21:17:51.592279302</dc:date>
    <meta:editing-duration>PT4M51S</meta:editing-duration>
    <meta:editing-cycles>7</meta:editing-cycles>
    <meta:generator>LibreOffice/6.0.7.3$Linux_X86_64 LibreOffice_project/00m0$Build-3</meta:generator>
    <meta:document-statistic meta:table-count="1" meta:cell-count="228" meta:object-count="0"/>
  </office:meta>
</office:document-meta>
</file>